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P3" style:family="paragraph" style:parent-style-name="Standard">
      <style:paragraph-properties fo:margin-bottom="0.1667in"/>
      <style:text-properties style:font-name="Songti TC" fo:font-size="12.0pt" fo:background-color="#ececec"/>
    </style:style>
    <style:style style:name="P4" style:family="paragraph" style:parent-style-name="Standard">
      <style:paragraph-properties fo:margin-bottom="0.1667in"/>
      <style:text-properties style:font-name="Times" fo:font-size="12.0pt" fo:background-color="#ececec"/>
    </style:style>
    <style:style style:name="P5" style:family="paragraph" style:parent-style-name="Standard">
      <style:text-properties style:font-name="LiHei Pro"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良哲</text:span><text:s/>  |  2015.06.28 10:34   |   <text:a xlink:type="simple" xlink:href="http://palinfo.habago.org/Entry?Command=Information_PrintForum&amp;iPage=312#FORUM33892"><text:span text:style-name="T2">#</text:span></text:a></text:p>
      <text:p text:style-name="P2">謝謝慧如，底下是她所提供與翻譯的新聞稿，關於第三自由艦隊，供大家參考。<text:span text:style-name="T3"><text:line-break/><text:line-break/></text:span>良哲<text:span text:style-name="T3"><text:line-break/><text:line-break/>2015</text:span>年第三自由艦隊起航<text:span text:style-name="T3"><text:s/></text:span>新聞稿<text:span text:style-name="T3"><text:line-break/><text:line-break/></text:span>今天，<text:span text:style-name="T3">2015</text:span>年<text:span text:style-name="T3">6</text:span>月<text:span text:style-name="T3">27</text:span>日，在加沙凌晨<text:span text:style-name="T3">4</text:span>點時，由四艄船組成的<text:span text:style-name="T3">2015</text:span>年第三自由艦隊，從歐洲最後一站起航出發。通過非暴力抵抗，他們將從國際水域航行，直接進入巴勒斯坦水域，挑戰長達<text:span text:style-name="T3">9</text:span>年對巴勒斯坦加沙地帶的非法封鎖。<text:span text:style-name="T3"><text:line-break/><text:line-break/></text:span>該艦隊在短短的幾天內將抵達加沙。在船上有<text:span text:style-name="T3">48</text:span>位人權活動家，記者，藝術家和政治人物，代表<text:span text:style-name="T3">17</text:span>個國家。這是第三次自由艦隊航行，此外從<text:span text:style-name="T3">2008</text:span>年開始，還有<text:span text:style-name="T3">9</text:span>艄船單獨航行，其中有幾艄抵達加沙港口，把物資和團結帶給加沙人民，然後駛回歐洲。<text:span text:style-name="T3"><text:line-break/><text:line-break/>“</text:span>哥德堡瑪麗安<text:span text:style-name="T3">”</text:span>是一艄改裝的拖網漁船，<text:span text:style-name="T3">5</text:span>月離開瑞典加入艦隊，在歐洲的旅程中停留多處。瑪麗安攜帶了太陽能電池板，這將有助於加沙緩解嚴重的電力問題，還帶了醫療設備。其他三艄船（瑞秋，維托里奧和尤利亞諾<text:span text:style-name="T3">II</text:span>）護航瑪麗安進行它的使命，打破加沙的封鎖，表達對在加沙<text:span text:style-name="T3">180</text:span>萬巴勒斯坦人的團結。我們用不同的策略和路線，將繼續航行，直到封鎖解除和加沙港口開放。<text:span text:style-name="T3"><text:line-break/><text:line-break/></text:span>在船上，有巴塞爾<text:span text:style-name="T3">Ghattas</text:span>博士，以色列議會的議員，以及蒙塞夫<text:span text:style-name="T3">Marzouki</text:span>博士，突尼斯前總統，<text:span text:style-name="T3">2011</text:span>年人民起義後的第一任總統。還有國會議員，他們來自西班牙，約旦，希臘和阿爾及利亞也在船上，連同歐洲議會的成員。前美國陸軍上校安<text:span text:style-name="T3">·</text:span>賴特和<text:span text:style-name="T3">USS</text:span>自由老將喬<text:span text:style-name="T3">Meadors</text:span>也在船上。十位參與者和船員參加過以前的航行。在船隊上的新聞媒體有卡塔爾半島電視台，歐洲新聞，毛利電視台（新西蘭），聖城電視，頻道電視<text:span text:style-name="T3">2</text:span>台（以色列）和今日俄羅斯電視台，以及一些獨立的報社記者。<text:span text:style-name="T3"><text:line-break/><text:line-break/>100</text:span>多位歐洲議員已聯名寫信給歐盟的高級代表，費德里卡<text:span text:style-name="T3">Mogherini</text:span>，支持自由艦隊，並呼籲結束對加沙的封鎖。加沙的巴勒斯坦人忍受夠了，國際社會同他們站在一起。<text:span text:style-name="T3"><text:line-break/></text:span>與會者名單將很快公佈在<text:span text:style-name="T3">https://ff3.freedomflotilla.org/<text:line-break/><text:line-break/><text:line-break/></text:span>新聞稿原文：<text:span text:style-name="T3"><text:line-break/>Today, June 27th 2015, at 4AM Gaza time, four boats of the 2015 the Freedom Flotilla III set sail from their final European points of departure. Through nonviolent resistance they will challenge the illegal blockade of the Palestinian Gaza strip, which is running on its 9th year, sailing as always from international waters directly into Palestinian waters.<text:line-break/><text:line-break/>The Flotilla is due to reach Gaza in just a few days. Participants on board include 48 human rights activists, journalists, artists, and political figures representing 17 countries. This is the third Freedom Flotilla to sail, in addition to nine single boats that have undertaken to sail to Gaza, beginning in 2008 when several voyages reached Gaza City harbor and returned to Europe from their mission of bringing supplies and solidarity to the people of Gaza.<text:line-break/><text:line-break/>A converted fishing trawler, the 'Marianne of Gothenburg' left Sweden in May to join the flotilla and has made numerous stops along its journey around Europe. Marianne is carrying solar panels that would help alleviate the serious problem of electricity in Gaza, as well .as medical equipment. Three other sailing vessels (Rachel, Vittorio and Juliano II) are accompanying Marianne in its mission to break the blockade of Gaza, in solidarity to the 1.8 million Palestinians in Gaza. With different strategies and different itineraries, we will continue to sail until the blockade is lifted and Gaza’s port is open.<text:line-break/><text:line-break/>Dr. Basel Ghattas, a member of the Israeli Knesset, is on board the ships, as well as Dr. Moncef Marzouki, former President of Tunisia, the first president after the 2011 popular uprising. Members of parliament from Spain, Jordan, Greece and Algeria are also on board together with members of European Parliament. Former US Army Col. Ann Wright and USS Liberty veteran Joe Meadors are on board. Ten participants and crew have been on previous missions. Media outlets on board the flotilla are Al Jazeera, Euronews, Maori TV (New Zealand), Al-Quds TV, Channel 2 TV (Israel) and Russia Today TV, as well as several independent print journalists.<text:line-break/><text:line-break/>Over 100 European Parliamentarians have signed a letter to the EU’s High Representative, Federica Mogherini, in support of the Freedom Flotilla and calling for an end to the blockade of Gaza. It’s time to say enough is enough, and that the international community stands in solidarity with the Palestinians of Gaza.<text:line-break/>A full list of participants will be available soon at https://ff3.freedomflotilla.org/</text:span></text:p>
      <text:p text:style-name="P1"><text:span text:style-name="T1">良哲</text:span><text:s/>  |  2015.06.28 10:20   |   <text:a xlink:type="simple" xlink:href="http://palinfo.habago.org/Entry?Command=Information_PrintForum&amp;iPage=312#FORUM33890"><text:span text:style-name="T2">#</text:span></text:a></text:p>
      <text:p text:style-name="P3">謝謝慧如提供的張承志新作一篇，供大家參考。<text:span text:style-name="T3"><text:line-break/><text:line-break/>http://www.noorislam.org/forum.php?mod=viewthread&amp;tid=190638<text:line-break/><text:line-break/><text:line-break/></text:span>良哲<text:span text:style-name="T3"><text:line-break/><text:line-break/><text:line-break/></text:span>加沙！你的勇氣使我們羞愧<text:span text:style-name="T3"><text:line-break/><text:line-break/></text:span>張承志<text:span text:style-name="T3"><text:line-break/><text:line-break/><text:line-break/>1.<text:line-break/><text:line-break/></text:span>攝影家廣河隆一在《巴勒斯坦》一書裡，寫到了他人生轉變的體驗：<text:span text:style-name="T3"><text:line-break/><text:line-break/>“</text:span>正是全共鬥運動走向終焉、年輕人從街頭的直接行動開始退卻的時候。那是一個<text:span text:style-name="T3">“</text:span>公社<text:span text:style-name="T3">”</text:span>或<text:span text:style-name="T3">“</text:span>烏托邦<text:span text:style-name="T3">”</text:span>等詞彙正帶著悅耳的聲響出現的時期。<text:span text:style-name="T3">……</text:span>那時吸引我的，是馬丁布伯所謂<text:span text:style-name="T3">“</text:span>社會主義的尚未失敗的一個嘗試<text:span text:style-name="T3">”</text:span>。在世界史進行中出現的社會主義建設幾乎都失敗了，馬丁布伯說，但以色列的基布茲至少還沒有失敗<text:span text:style-name="T3">…<text:line-break/>…<text:line-break/><text:line-break/></text:span>我參加了去以色列的基布茲研修。在基布茲早起坐著拖拉機去果園幹活，摘橘子和椰棗，中午回來吃飯洗澡，下午進行希伯來語的授課。<text:span text:style-name="T3"><text:s/>……<text:line-break/><text:line-break/></text:span>那以後，隔了些天，我看見在我們勞動的基布茲的向日葵田的對面，有一片白色的廢墟。那裡，瓦礫被仙人掌和雜草半埋著<text:span text:style-name="T3">……</text:span>我向基布茲的成員詢問這片白色廢墟的事，但沒有一個人給我回答。這兒的人也說不定在隱瞞著什麼事<text:span text:style-name="T3">——</text:span>從那時起，我開始這麼想了。<text:span text:style-name="T3"><text:line-break/><text:line-break/></text:span>白廢墟的解答，是在超過一年以後。<text:span text:style-name="T3"><text:line-break/>……</text:span>一天，一個猶太朋友氣喘吁吁地跑來，在我面前鋪開一張舊地圖。這是以色列建國前的<text:span text:style-name="T3">1948</text:span>年地圖。以色列在這幅託管統治的英國政府製作的地圖上加印了新地名。那時以色列還沒有製作地圖的能力，在藉用著英國地圖。<text:span text:style-name="T3"><text:line-break/><text:line-break/></text:span>在這幅地圖上，密麻麻地印滿了巴勒斯坦村莊的名字。而幾乎所有這些村名之下，都被用希伯來語寫上了<text:span text:style-name="T3">'haruz'</text:span>，即<text:span text:style-name="T3">'</text:span>已破壞<text:span text:style-name="T3">'</text:span>。更吃驚的是它們旁邊蓋著圓印、印刷著新的猶太人殖民點的名字<text:span text:style-name="T3">——</text:span>多數都是基布茲。而那些被註明<text:span text:style-name="T3">'</text:span>已破壞<text:span text:style-name="T3">'</text:span>的阿拉伯村子中的一個，就是我看到的白色廢墟。<text:span text:style-name="T3"><text:line-break/><text:line-break/></text:span>後來見到巴勒斯坦人法律家薩布里<text:span text:style-name="T3">·</text:span>傑里斯的時侯，他給我講了村子被毀壞的過程。要注意的是，村莊並非在<text:span text:style-name="T3">48</text:span>年的戰爭中、而是在戰後<text:span text:style-name="T3">1954</text:span>年前後被毀。據《巴勒斯坦殖民》（<text:span text:style-name="T3">MR</text:span>麥赫迪著）<text:span text:style-name="T3">:</text:span>以色列建國前的<text:span text:style-name="T3">475</text:span>個村莊，到了<text:span text:style-name="T3">25</text:span>年後的<text:span text:style-name="T3">1973</text:span>年剩下不過僅<text:span text:style-name="T3">90</text:span>個！<text:span text:style-name="T3"><text:line-break/><text:line-break/></text:span>以色列製造了許多法律<text:span text:style-name="T3">,</text:span>合法地破壞村莊接收土地，再將之移交給附近建立的基布茲或莫夏布（尚未像基布茲那麼合作味道濃厚的農業組織）。也就是說，我是在村子裡的人都被驅逐被趕進了難民營、村子已經化為廢墟之後<text:span text:style-name="T3">——</text:span>在那塊田裡勞動的。<text:span text:style-name="T3"><text:line-break/><text:line-break/></text:span>我想知道得更多些。但搜尋巴勒斯坦現代史的書，卻怎麼也找不到。歷史書裡，只寫著些對以色列有利的內容。那一陣，聽說了一個名叫阿龍<text:span text:style-name="T3">·</text:span>冦安的猶太歷史學家，由於他發表了真實的歷史，被視作通敵行為遭到逮捕，他的書也從書店全部消失。我找到他的基布茲，把書弄到了手。他的《以色列與阿拉伯世界》敘述了猶太移民怎樣在巴勒斯坦獲得土地。電影《光榮的出走》最後映出的綠色原野，正是猶太人求購的<text:span text:style-name="T3">“</text:span>無主之地<text:span text:style-name="T3">”</text:span>（原文<text:span text:style-name="T3">:</text:span>不在地主）<text:span text:style-name="T3">,</text:span>把一直持續居住了數百年的巴勒斯坦農民驅逐之後、再由猶太移民耕種的田地。<text:span text:style-name="T3"><text:line-break/><text:line-break/></text:span>對於我，基布茲開始迅速地褪色了。<text:span text:style-name="T3"><text:s/>”<text:line-break/><text:line-break/></text:span>白石頭的廢墟。<text:span text:style-name="T3"><text:s/>“</text:span>破壞<text:span text:style-name="T3">”</text:span>和新的地圖。<text:span text:style-name="T3"><text:line-break/><text:line-break/></text:span>就這樣，他懂得了自己作為日本的左翼學生滿心敬意參加、被馬丁布伯說成<text:span text:style-name="T3">“</text:span>唯一沒有失敗的社會主義<text:span text:style-name="T3">”</text:span>的、<text:span text:style-name="T3">“</text:span>各盡所能按需分配<text:span text:style-name="T3">”</text:span>的以色列烏托邦，就建設在一個被殘酷搶奪、燒光趕盡了的巴勒斯坦古老村莊之上、建設在無辜的巴勒斯坦人的血淚屍骨之上。<text:span text:style-name="T3"><text:line-break/><text:line-break/></text:span>因為大多知識分子只是學術會議一度造訪、揮手一別兩相不認。唯那些懷著感情重歸再訪的人，唯那些糾結於對當地和現場的道德不能放棄內心對自己的盤問的人<text:span text:style-name="T3">——</text:span>可能達到與<text:span text:style-name="T3">“</text:span>內部<text:span text:style-name="T3">”</text:span>的結合。<text:span text:style-name="T3"><text:line-break/><text:line-break/>“</text:span>第三次中東戰爭後次年的<text:span text:style-name="T3">1968</text:span>年，我再度訪問耶路撒冷。是在猶太聖地哭牆前已變成了大廣場、所有建築都被毀掉、住在那裡的六百戶巴勒斯坦人己被驅逐之後。走上里面的高台，我目擊了推土機正把家屋推成瓦礪。一個抱著嬰兒的婦女，沉默著凝視著一切。待<text:span text:style-name="T3">1976</text:span>年再去，這大高台已乾淨地變作了猶太人區。在這裡，合計<text:span text:style-name="T3">6500</text:span>個巴勒斯坦人成了新難民。<text:span text:style-name="T3">”<text:line-break/><text:line-break/></text:span>對於攝影家來說，與<text:span text:style-name="T3">“</text:span>內部<text:span text:style-name="T3">”</text:span>的結合，決定於思想的驚醒。而這種驚醒的瞬間，是攝影藝術<text:span text:style-name="T3">“</text:span>瞬間捕捉<text:span text:style-name="T3">”</text:span>的基礎。<text:span text:style-name="T3"><text:line-break/><text:line-break/></text:span>廣河隆一在這次驚醒之後，開始了他拍攝中東真實、援助苦難的巴勒斯坦人民的人生長旅。在被吹噓為<text:span text:style-name="T3">“</text:span>社會主義<text:span text:style-name="T3">”</text:span>的新殖民主義據點基布茲上獲得啟蒙的広河隆一，是當代最著名的中東報導者。<text:span text:style-name="T3"><text:line-break/><text:line-break/>1982</text:span>年，貝魯特的沙蒂拉巴勒斯坦難民營發生了以色列組織的震驚世界的大屠殺。就在遺體還在抽搐時，広河隆一已經趕到了現場。是他把難民營大屠殺的真實，最快地告知了世界。可以說，在職業記者與攝影界，唯有他的作品，能與加沙人與流血同步的<text:span text:style-name="T3">“</text:span>瞬間捕捉<text:span text:style-name="T3">”</text:span>相比擬。<text:span text:style-name="T3"><text:line-break/><text:line-break/></text:span>至今天，這位日本人已經是這個地球上為巴勒斯坦人民仗義辯護的主要人物之一。他的著作《巴勒斯坦》，是巴勒斯坦問題最簡潔可信的入門書。<text:span text:style-name="T3"><text:line-break/><text:line-break/></text:span>與此對照，中國一些知識分子卻因歧視的基因和被洗腦的受教育史，大肆吹噓那些埋著屍體和冤屈的殖民點。他們能否也像這位日本人一樣在真實之前驚醒？這要看他們是否長著傾聽真實的耳朵。如果他們對殖民主義還能拒絕，如果他們對他者的苦難尚知同情，那麼他們將會為自己的言行羞恥。<text:span text:style-name="T3"><text:line-break/>“</text:span>社會主義<text:span text:style-name="T3">”</text:span>，不能建立在佔領與壓迫之上、不能建立在他者的血淚之上。<text:span text:style-name="T3"><text:line-break/><text:line-break/>2.<text:line-break/><text:line-break/></text:span>窗外，駭人聽聞的加沙殺戮（<text:span text:style-name="T3">2014</text:span>版）硝煙未散。<text:span text:style-name="T3"><text:line-break/><text:line-break/></text:span>被害者依然沒有屈服。這一回他們採取的，是在被屠戮的時刻、瞬間同步地進行的攝影鬥爭。<text:span text:style-name="T3"><text:line-break/><text:line-break/></text:span>加沙難民用手機拍下的畫面上，屍體堆砌，血在奔濺，人在哭喊，孩子驚恐地對著自己的斷腿嚎啕。剛寫下一句我便覺得為難<text:span text:style-name="T3">——</text:span>當追述歷史時由於歷史的殘酷，引用會莫名地變得不妥<text:span text:style-name="T3">:</text:span>難道文明的雜誌能印上成排成排被裹屍布包著的嬰兒屍體麼<text:span text:style-name="T3">?</text:span>難道今日的讀者能接受一幅幅內容都是父親抱著被炸斷了腿或胳膊、被炸出了腸子或被炸掉了下肢的小女兒的屍體嚎啕的照片麼<text:span text:style-name="T3">?<text:line-break/><text:line-break/></text:span>儘管媒體不充當媒介，消息依然在飛速傳播。每一滴淚、每一滴血、每一具無言的屍體，都在絕望中，在下意識中，被傳播散佈，被送達騰訊、臉書、和一切網絡，撒鹽入海，散佈到世界上千家萬戶每個角落。<text:span text:style-name="T3"><text:line-break/><text:line-break/></text:span>這些圖像信息，每晚都即時地對每晚行騙的無恥媒體掌以耳光。但是被圖像吸引的人也許忘了：這種攝影行為包含的意味。他們舉起手機，其實他們不抱希望。他們拼死地記錄，好像要把圖像留給蒼天。他們用最後的力氣，一次次按下快門鍵。<text:span text:style-name="T3"><text:line-break/><text:line-break/></text:span>他們似乎知道<text:span text:style-name="T3">“</text:span>瞬間<text:span text:style-name="T3">”</text:span>一閃即過。他們好像馬上準備奔赴國際法庭。他們比別人更相信正義沒有死。最不可思議的是：他們堅信自己才是攝影家<text:span text:style-name="T3">——</text:span>既然資本宣傳已控制全球、攝影家和新聞人都成了資本娼妓。<text:span text:style-name="T3"><text:line-break/><text:line-break/></text:span>整個加沙舉著手機等著落下的白磷炸彈。整個加沙都在攝影，在他們倒下的一瞬、在他們斷肢流血的一瞬。伴隨著洶湧的鮮血，照片源源投向網絡，與屠殺同步，與止不住的鮮血同步，與百分之一秒同步。<text:span text:style-name="T3"><text:line-break/><text:line-break/></text:span>就這樣<text:span text:style-name="T3">——</text:span>最新的影像如咕嘟湧出的鮮血，一刻不停地、不斷塗濺覆蓋了電視的謊言。這究竟該怎樣學術兮兮地歸納總結呢？它與即時的關於他們的不真實新聞一起，與世界對他們的屠殺一起，叩問著人類對公平的底線。<text:span text:style-name="T3"><text:line-break/><text:line-break/></text:span>漫長的攝影器材史被一筆勾銷了，如今剩下的最後一款相機是手機。攝影就這樣徹底結束了它的貴族時代。它不僅從專業圈裡脫殼，變成了<text:span text:style-name="T3">“</text:span>每個人<text:span text:style-name="T3">”</text:span>的娛樂，不僅粉碎了一切技術與規矩、變成了大眾的衛生紙和塑料袋一樣的日常消耗品<text:span text:style-name="T3">——</text:span>它模糊了專業攝影家與畫面中主體的界限，把他們統一在一個思想之上，讓技術和藝術沿著虛偽和正義的紅線，重新排隊。<text:span text:style-name="T3"><text:line-break/><text:line-break/></text:span>雖然視角太過殘忍，但是必須承認，新的藝術浴血重生了。<text:span text:style-name="T3"><text:line-break/><text:line-break/>3.<text:line-break/><text:line-break/></text:span>我聯想到了一個詞：<text:span text:style-name="T3">“</text:span>隱喻<text:span text:style-name="T3">”</text:span>。若干年之前，由於侵略伊拉克的美軍大兵在對戰俘施虐的同時拍數碼照片取樂，引發了美國的猶太公眾知識分子蘇珊<text:span text:style-name="T3">·</text:span>桑塔格提出了一個費解的<text:span text:style-name="T3">“</text:span>隱喻<text:span text:style-name="T3">”</text:span>理論。<text:span text:style-name="T3"><text:line-break/><text:line-break/></text:span>蘇珊<text:span text:style-name="T3">·</text:span>桑塔格選擇的是美國兵，於是引出了一個攝影行為的<text:span text:style-name="T3">“</text:span>主體<text:span text:style-name="T3">”</text:span>問題。接著是桑塔格的主題：她選擇的是美軍在他者土地上的變態行為、即<text:span text:style-name="T3">“</text:span>拍攝<text:span text:style-name="T3">”</text:span>被他們折磨侮辱的戰俘和平民。<text:span text:style-name="T3"><text:line-break/><text:line-break/></text:span>她雖不同意這麼使用攝影手段，但認為可以使用軍事手段。她明言美軍去伊拉克行使屠殺<text:span text:style-name="T3">“</text:span>絕對有權<text:span text:style-name="T3">”——</text:span>於是還有<text:span text:style-name="T3">“</text:span>前提<text:span text:style-name="T3">”</text:span>的存在。<text:span text:style-name="T3"><text:line-break/><text:line-break/></text:span>單就攝影而言，在<text:span text:style-name="T3">2014</text:span>年發生的以色列對加沙的屠殺過程中，巴勒斯坦人使用手機拍攝向世界發信的行為，在抵抗屠戮的<text:span text:style-name="T3">“</text:span>前提<text:span text:style-name="T3">”</text:span>、正被屠殺和流血的人乃是攝影<text:span text:style-name="T3">“</text:span>主體<text:span text:style-name="T3">”</text:span>、為屠殺提供第一時間證據的<text:span text:style-name="T3">“</text:span>主題<text:span text:style-name="T3">”——</text:span>等幾個基本限定上，都超過並否決了桑塔格的視角。<text:span text:style-name="T3"><text:line-break/><text:line-break/></text:span>那些擦拭著手裡的尼康、盤算著換一台<text:span text:style-name="T3">F-35</text:span>的專業攝影家們，不屑地瞟著加沙的圖片，用不以為然的表情掩飾失落的慌張。早已不是總結他們的時候。或許唯此一次，一門藝術如此精確地佔有了一切：前提、主體和主題。<text:span text:style-name="T3"><text:line-break/><text:line-break/></text:span>這樣的作品與行為，它深含的藝術史地位不言而喻。當然，是在付出了鮮血淋漓的代價之後。加沙的啟示是世紀性的，因為它被逼到了最後一道牆前，它檢驗著人們標榜的人道主義。<text:span text:style-name="T3"><text:line-break/><text:line-break/></text:span>有人說，穆斯林對以色列屠殺加沙抗議，只是出於信仰同一宗教的感情。為了對狹隘表明距離，他們不回應這種抗議<text:span text:style-name="T3">——</text:span>不消說，在<text:span text:style-name="T3">“</text:span>朋友圈<text:span text:style-name="T3">”</text:span>裡用沉默表達的這種觀點，不過是對自己冷漠的辯護。<text:span text:style-name="T3"><text:line-break/><text:line-break/></text:span>他們不知道，這樣的心理只是對世界正義的抵估。他們不知道，哪怕就在這一次，抗議以色列屠殺的主力也是西方、拉美、非洲各國的正義人們。那些人並不是穆斯林，但他們是真正的人，有正義感和同情心的人。如同曼德拉的莊嚴言：<text:span text:style-name="T3">“</text:span>只要巴勒斯坦沒有獲得解放，人類的革命就尚未成功；只要巴勒斯坦沒有獲得自由，我們的自由就是不完整的<text:span text:style-name="T3">”</text:span>。<text:span text:style-name="T3"><text:line-break/><text:line-break/></text:span>彷彿專門為了冷漠病的患者朋友，解釋的語言，是一位為巴勒斯坦人而犧牲的猶太姑娘若雪留下的。這位年輕的美國女孩，為阻擋以色列的殖民點建設，伸開雙臂保護一個巴勒斯坦人的家，居然被<text:span text:style-name="T3">60</text:span>噸推土機活活碾死。<text:span text:style-name="T3"><text:line-break/><text:line-break/></text:span>既然人們習慣了指鹿為馬，非選擇這種發言者是<text:span text:style-name="T3">“</text:span>美國<text:span text:style-name="T3">”</text:span>而且是<text:span text:style-name="T3">“</text:span>猶太<text:span text:style-name="T3">”</text:span>女孩的例子，不能與冷漠病三期的朋友們對話。維吾爾族歌手何力（<text:span text:style-name="T3">Halil</text:span>）有先見之明<text:span text:style-name="T3">,</text:span>所以他早在十年前就寫成了《若雪之歌》。<text:span text:style-name="T3"><text:line-break/><text:line-break/></text:span>今天聽著媒體每天的壞消息轟炸，再聽何力的這首歌，只覺欲哭無淚：<text:span text:style-name="T3"><text:line-break/><text:line-break/></text:span>讓我唱一支歌謠<text:span text:style-name="T3"><text:line-break/></text:span>獻給生命的無常<text:span text:style-name="T3"><text:line-break/></text:span>這個星球上活著的人<text:span text:style-name="T3"><text:line-break/></text:span>總是來去匆匆忙忙<text:span text:style-name="T3"><text:line-break/></text:span>那些死不瞑目的人<text:span text:style-name="T3"><text:line-break/></text:span>是否已找到天堂<text:span text:style-name="T3"><text:line-break/><text:line-break/></text:span>何力的這首歌，是中國歌曲<text:span text:style-name="T3">(</text:span>包括詩<text:span text:style-name="T3">)</text:span>中唯一的一首<text:span text:style-name="T3">——</text:span>給那個為他人而死的美國女孩寫的歌。如今重新傾聽，何力的句子如有預感：那些死不瞑目的人，是否已找到天堂。由於這一首《若雪之歌》，那一次，中國沒有在人道的關口失節。<text:span text:style-name="T3"><text:line-break/><text:line-break/>4.<text:line-break/><text:line-break/></text:span>時值古爾邦節，一個殘酷的關於犧牲的祭日。在這人人攝影的時代，網絡上不斷傳來大會禮的圖片。西寧今年的會禮據說有十五萬人，畫面上白帽子如滾滾大河，不盡地舖向天邊。<text:span text:style-name="T3"><text:line-break/><text:line-break/></text:span>宛如一個停頓，好像一次沉吟，又有一張照片被投入網絡。宛如給這一次長河般的攝影大戰點上一個句號，那是一幅轟炸之後的加沙，殘破街區的聚禮：<text:span text:style-name="T3"><text:line-break/><text:line-break/></text:span>一座清真寺的高塔被攔腰炸斷，它危險地轟然坍塌，斜斜搭在一棟半頹的房檐上。在危塔的下面，不屈的加沙人就在那隨時可能轟然砸倒的斷塔下，在遍地血跡瓦礫中，正頑強地集體聚禮。<text:span text:style-name="T3"><text:line-break/><text:line-break/><text:line-break/><text:line-break/></text:span>白帽滾滾的圖片，往往使我感到孤獨。唯有這幀斷塔威脅下的加沙一瞬，如同轟擊，使人振聾發聵。它宛如這場悲壯的攝影抗議的結語，宛如滔滔的舉證大河的最後一個浪頭，有信仰的人在目擊它的一瞬都失語了，哪裡是禮拜，這是對天理的宣誓。<text:span text:style-name="T3"><text:line-break/><text:line-break/>——</text:span>像是在呼應我的感受，隨即爆發的南非遊行中，黑人們高高舉著標語牌，上面寫著<text:span text:style-name="T3">:“</text:span>加沙！你的勇氣，你堅定的信仰，使我們羞愧！<text:span text:style-name="T3">”<text:line-break/><text:line-break/></text:span>不愧是受盡歧視的南非黑人，他們的表達徹底而清晰。是的，使我們羞愧，在一切意義之上。<text:span text:style-name="T3"><text:line-break/><text:line-break/></text:span>遠不止南非的黑兄弟，整個世界都在躁動。就在血浸的畫面正中，良知正在醒來。桑塔格差之遠矣，唯有這種瞬間<text:span text:style-name="T3">——</text:span>不僅是影像的隱喻，更是歷史的記錄和天理的啟示。<text:span text:style-name="T3"><text:line-break/><text:line-break/></text:span>在流動的畫面上，對話在不歇地進行。在無聲的斷塔下，加沙和南非、中國和世界、穆斯林和信仰者<text:span text:style-name="T3">——</text:span>會意的心跳，暗示的意思，悄無聲息地穿梭，溝通了被媒體阻塞了的、人類的交流。<text:span text:style-name="T3"><text:line-break/><text:line-break/></text:span>血液就這麼流動了，人類就這麼獲得共識。一瞬間人又感到親近，全球設置的宣傳工程遭到了嘲弄。幾十萬人的大場面沒有如此力量<text:span text:style-name="T3">——</text:span>唯此孤獨的一瞬，它感動了世界。<text:span text:style-name="T3"><text:line-break/><text:line-break/></text:span>由於倒下的加沙抓起手機，犯罪的瞬間被捕獲了，歷史的犯罪被捕獲了。攝影史的這一頁，遠遠不只是什麼隱喻<text:span text:style-name="T3">——</text:span>有朝一日天理重降人間，這一頁將是對今天的舉證揭發，也將是對未來的人道宣言。它會佔據人類文明史上耀眼的一頁，不用說，更將佔據攝影史的一頁。在那一頁上，標明的作者名叫加沙。未來進步了的人類，將在加沙的墓前灑下高尚的眼淚。這是在絕境邊緣上，對信心的一次考驗和討論。<text:span text:style-name="T3"><text:line-break/><text:line-break/></text:span>今天會變成過去，但尊嚴的生存不會過時。那些死不瞑目的人，一定會找到天堂。生值此時不必抱怨，人要祈求三生，才能獲得如此的一瞬。在許多回族知識人在向體制獻媚、與猶太復國主義統一口徑、把伊斯蘭解釋成虛偽裝飾的今天－－這是在絕境邊緣上，對信心（<text:span text:style-name="T3">al-imaan,</text:span>依瑪尼）的一次考驗和討論。<text:span text:style-name="T3"><text:line-break/><text:line-break/><text:line-break/></text:span>初稿於<text:span text:style-name="T3">2015</text:span>年春節，改定於<text:span text:style-name="T3">2015</text:span>年<text:span text:style-name="T3">4</text:span>月<text:span text:style-name="T3">24</text:span>日<text:span text:style-name="T3"><text:line-break/></text:span>刊於《我們》雜誌<text:span text:style-name="T3">2015</text:span>年<text:span text:style-name="T3">1-2</text:span>期（合刊）</text:p>
      <text:p text:style-name="P1"><text:span text:style-name="T1">许工</text:span><text:s/>  |  2015.06.27 18:32   |   <text:a xlink:type="simple" xlink:href="http://palinfo.habago.org/Entry?Command=Information_PrintForum&amp;iPage=312#FORUM33889"><text:span text:style-name="T2">#</text:span></text:a></text:p>
      <text:p text:style-name="P2">您好！大学者何新（全国政协委员）的博客里出现了一篇文章《犹太人伪造了圣经旧约》，文章指出<text:span text:style-name="T3">3500</text:span>年前以色列并未定居于中东地区。地址：<text:span text:style-name="T3">http://blog.sina.com.cn/s/blog_4b712d230102vnkd.html</text:span></text:p>
      <text:p text:style-name="P1"><text:span text:style-name="T1">柳春春阿忠</text:span><text:s/>  |  2015.06.21 21:26   |   <text:a xlink:type="simple" xlink:href="http://palinfo.habago.org/Entry?Command=Information_PrintForum&amp;iPage=312#FORUM33887"><text:span text:style-name="T2">#</text:span></text:a></text:p>
      <text:p text:style-name="P4"><text:span text:style-name="T1">繁體字轉換簡體字</text:span><text:line-break/><text:span text:style-name="T1">可使用</text:span>"<text:span text:style-name="T1">新同文堂</text:span>" for firefox/chrome/safari/opera<text:line-break/><text:line-break/>http://tongwen.openfoundry.org/</text:p>
      <text:p text:style-name="P1"><text:span text:style-name="T1">程</text:span><text:s/>  |  2015.06.21 11:02   |   <text:a xlink:type="simple" xlink:href="http://palinfo.habago.org/Entry?Command=Information_PrintForum&amp;iPage=312#FORUM33886"><text:span text:style-name="T2">#</text:span></text:a></text:p>
      <text:p text:style-name="P2">大陆人，看到这个纪念网很感动，但是因为都是繁体字，所以看起来有些吃力。</text:p>
      <text:p text:style-name="P1"><text:span text:style-name="T1">陳文傑</text:span><text:s/>  |  2015.06.07 22:17   |   <text:a xlink:type="simple" xlink:href="http://palinfo.habago.org/Entry?Command=Information_PrintForum&amp;iPage=312#FORUM33884"><text:span text:style-name="T2">#</text:span></text:a></text:p>
      <text:p text:style-name="P3">原來是這樣啊<text:span text:style-name="T3"><text:s/></text:span>剛發現時<text:span text:style-name="T3"><text:s/></text:span>我還不知道怎麼回事<text:span text:style-name="T3"><text:s/></text:span>想說是不是我寫得太過分了<text:span text:style-name="T3">?<text:line-break/><text:line-break/></text:span>其實我沒放在心上<text:span text:style-name="T3"><text:s/></text:span>或許我的文章開頭<text:span text:style-name="T3"><text:s/></text:span>有些問題<text:span text:style-name="T3"><text:s/></text:span>才會讓管理員誤判吧<text:span text:style-name="T3">?<text:line-break/><text:line-break/></text:span>我也得稍微檢討一下<text:span text:style-name="T3"><text:s/></text:span>自己寫的文章<text:span text:style-name="T3"><text:s/></text:span>是不是很容易會讓人產生誤會呢<text:span text:style-name="T3">?<text:line-break/><text:line-break/></text:span>陳醫師<text:span text:style-name="T3"><text:s/></text:span>管理員<text:span text:style-name="T3"><text:s/></text:span>你們放心<text:span text:style-name="T3"><text:s/></text:span>我沒放在心上<text:span text:style-name="T3">....</text:span>其實我到這兩篇的文章還在笑呢<text:span text:style-name="T3"><text:line-break/><text:line-break/></text:span>果然我還是不太成熟的年輕人嗎<text:span text:style-name="T3">? </text:span>即使是這樣我還笑哈哈的<text:span text:style-name="T3"><text:s/></text:span>寫著這篇回覆的文章<text:span text:style-name="T3"><text:line-break/><text:line-break/></text:span>只是覺得台灣要這樣在被惡搞到什麼時候呢<text:span text:style-name="T3">? </text:span>被這些糟糕的傢伙<text:span text:style-name="T3"> <text:line-break/><text:line-break/></text:span>掌權掌勢掌握鎂光燈<text:span text:style-name="T3"><text:s/></text:span>掌握風向<text:span text:style-name="T3"><text:s/></text:span>根本彷彿是少林足球電影裡的台詞那樣了<text:span text:style-name="T3"> <text:line-break/><text:line-break/></text:span>球證<text:span text:style-name="T3"><text:s/></text:span>旁證<text:span text:style-name="T3"><text:s/></text:span>加上主辦<text:span text:style-name="T3"><text:s/></text:span>協辦<text:span text:style-name="T3"><text:s/></text:span>所有單位<text:span text:style-name="T3"><text:s/></text:span>全都是我的人<text:span text:style-name="T3"><text:s/></text:span>怎麼和我鬥<text:span text:style-name="T3">?<text:line-break/></text:span>到了這種地步我也不曉得該怎麼辦了<text:span text:style-name="T3"><text:s/></text:span>但<text:span text:style-name="T3"><text:s/></text:span>擔心的是下一代在這樣的環境下<text:span text:style-name="T3"> <text:line-break/><text:line-break/></text:span>會不會變得更加糟糕悽慘<text:span text:style-name="T3"><text:s/></text:span>畢竟台灣已經沒有太多退路了<text:span text:style-name="T3"><text:line-break/><text:line-break/></text:span>台灣以前有過很好的出路的機會<text:span text:style-name="T3"><text:s/></text:span>是台灣自己選擇民主政治以及中國惡交<text:span text:style-name="T3"><text:s/></text:span>花太多時間胡搞瞎搞<text:span text:style-name="T3"><text:line-break/><text:line-break/></text:span>賠掉太多東西的<text:span text:style-name="T3">....</text:span>我對林義雄這位老先生只希望他不要繼續出來惡搞了<text:span text:style-name="T3"><text:s/></text:span>自己已經示範過一次<text:span text:style-name="T3"><text:line-break/><text:line-break/></text:span>和李遠哲一樣害過台灣了<text:span text:style-name="T3"><text:s/></text:span>麻煩請退出吧　別再出來說話了<text:span text:style-name="T3">....</text:span></text:p>
      <text:p text:style-name="P5"/>
      <text:p text:style-name="P1"><text:span text:style-name="T1">鄭豐遠</text:span><text:s/>(<text:span text:style-name="T1">啟承</text:span>)   |  2015.06.07 20:49   |   <text:a xlink:type="simple" xlink:href="http://palinfo.habago.org/Entry?Command=Information_PrintForum&amp;iPage=313#FORUM33883"><text:span text:style-name="T2">#</text:span></text:a></text:p>
      <text:p text:style-name="P3">抱歉，是我刪的，不是誤刪，而是我看到指名道姓以為是來抹黑或生事的，於是沒經大腦就刪了，還好有備份，完整留言如下。我這管理員沒啥建樹，誤殺忠良倒是幹過不少次，不好意思。<text:span text:style-name="T3"><text:line-break/><text:line-break/></text:span>我對台灣社會有一種複雜心情，因為這是個不大友善的社會，自小到大無數次對人想要表達善意，得到的卻是傷害，受傷之餘心腸也硬了，不知不覺中可能也這樣傷害到許多其他人。受傷就算了，傷害到了別人卻無所感覺卻很要命，也許這或許是我想要離開台灣的一個主因，因為除非基因特別，否則人的品性是需要環境造就的，一個好的環境才能養成好的人品。在台灣我無時無刻想的就是生存兩字，為了活下去，為了讓明天比昨天活得更好，我做了很多壞事，但我希望這樣的壞有個止盡，有個終點，而在台灣我見不著這樣的可能。<text:span text:style-name="T3"><text:line-break/><text:line-break/></text:span>陳文傑先生還請你見諒，我沒明察亂刪你的留言，我有時會看到黑影就開槍，沒有辨別好壞的能力，不過董事長說是好人一定就是好人。<text:span text:style-name="T3"><text:line-break/><text:line-break/></text:span>豐遠<text:span text:style-name="T3"><text:s/>(</text:span>啟承<text:span text:style-name="T3">)<text:line-break/>----------------------<text:line-break/></text:span>陳文傑<text:span text:style-name="T3"><text:s/>| 2015-06-06 17:25:37<text:line-break/><text:line-break/></text:span>陳真醫師　不必把話說到這樣吧　<text:span text:style-name="T3"><text:s/></text:span>還是希望您能為台灣做點事　雖然您之前已經把前半段人生給了台灣了<text:span text:style-name="T3"><text:s/></text:span>或許我這個年輕人沒資格對您這樣說這樣的話語吧<text:span text:style-name="T3"><text:s/></text:span>雖然說我也覺得台灣現在沒什麼救了　學生<text:span text:style-name="T3"><text:s/></text:span>成年人也好　都很好操縱利用　即使是在這樣網路資訊發達的２１世紀裡　<text:span text:style-name="T3"><text:s/></text:span>就算是名校也是一樣　人的本質仍然未變．．<text:span text:style-name="T3"><text:s/></text:span>確實　我看得真的很失望　眼看民進黨已經是準執政黨了　<text:span text:style-name="T3"><text:s/></text:span>只能失望落魄的看著台灣繼續這樣下去了　現在洪秀柱想救國民黨基本上很困難　國民黨內大難臨頭時還是會各自奔飛　<text:span text:style-name="T3"><text:s/></text:span>我認識的一位藍營資深人士在選局時就被連陣營氣到發病<text:span text:style-name="T3">....</text:span>到美國去養病<text:span text:style-name="T3"><text:s/></text:span>現在民進黨應該是想著要怎麼樣給國民黨毀滅性打擊<text:span text:style-name="T3"><text:s/></text:span>讓國民黨在也沒辦法站起來<text:span text:style-name="T3">…..</text:span></text:p>
      <text:p text:style-name="P1"><text:span text:style-name="T1">陳真</text:span><text:s/>  |  2015.06.07 18:29   |   <text:a xlink:type="simple" xlink:href="http://palinfo.habago.org/Entry?Command=Information_PrintForum&amp;iPage=313#FORUM33882"><text:span text:style-name="T2">#</text:span></text:a></text:p>
      <text:p text:style-name="P2">我被迫得暫時<text:span text:style-name="T3"><text:s/>"</text:span>復活<text:span text:style-name="T3">" </text:span>一下，為了說明一件事，因為我不想在這樣一種重要的事情上被人誤會。簡單說：我不會故意對一個友善的人有一絲不友善。所以，希望這兩天留言的那位先生（印象中好像叫做陳文傑）不要誤會，你的留言不是我刪的，一早醒來發現它被刪除，我也覺得挺訝異。如果你仍保留原文，只能麻煩你再貼一次，不想再貼當然也沒關係。<text:span text:style-name="T3"><text:line-break/><text:line-break/></text:span>有些事，對我而言極端重要，但也許在旁人或當事人眼裏它並不重要。例如二、三十年前滿街<text:span text:style-name="T3"><text:s/>MTV </text:span>的年代，我在林口長庚醫院工作，曾跟學姊一起去西門町某家<text:span text:style-name="T3"><text:s/>MTV </text:span>看電影。有個服務生跑過來一直問我們想看什麼電影，我客氣地說我們自己挑就好。但她不死心，一直推薦我們看一些好萊塢賣座大爛片，我依舊客氣地推辭說我們自己慢慢挑。<text:span text:style-name="T3"><text:line-break/><text:line-break/></text:span>我一邊說一邊閃她，不過她還是不死心，一直黏著我，問我喜歡哪一類型的電影。我說我們不是根據<text:span text:style-name="T3"><text:s/>"</text:span>類型<text:span text:style-name="T3">" </text:span>在選電影。沒想到她還是不死心，問我喜不喜歡看愛情文藝片，我說我們是根據導演來選電影，不是根據類型，也不是根據演員。<text:span text:style-name="T3"><text:line-break/><text:line-break/></text:span>但她還是不死心，推薦我一些帥哥美女演的電影。我客氣地推辭，並且盡量想辦法閃她，但她依舊緊追不捨，努力介紹哪位好萊塢當紅明星例如阿湯哥主演的賣座片。<text:span text:style-name="T3"><text:line-break/><text:line-break/></text:span>我一再推辭說我們會自己選電影，但她似乎意志力超強，硬要繼續介紹我看動作片、恐怖片或溫馨片。我拿起架上俄國導演<text:span text:style-name="T3"><text:s/>Andrei Konchalovsky </text:span>當年算是新片、<text:span text:style-name="T3">1984</text:span>年拍的<text:span text:style-name="T3"><text:s/>"</text:span>瑪麗亞的情人<text:span text:style-name="T3">"</text:span>，她便以為我喜歡看有<text:span text:style-name="T3"><text:s/>"</text:span>情人<text:span text:style-name="T3">" </text:span>兩個字的電影，於是就介紹我幾部片名中有<text:span text:style-name="T3"><text:s/>"</text:span>情人<text:span text:style-name="T3">" </text:span>二字的香豔電影。<text:span text:style-name="T3"><text:line-break/><text:line-break/></text:span>後來我實在受不了，於是就變臉了。我沒有口出惡言，但很嚴肅地說妳能不能讓我自己慢慢挑片？雖無惡言，但我的態度很差，那女服務生頓時像洩了氣的皮球一樣，尷尬地退到一旁。<text:span text:style-name="T3"><text:line-break/><text:line-break/></text:span>這是二十五年前的事了，卻在我心裏烙下一個難以抹滅、不時隱隱作痛的傷疤。那女服務生並無惡意，她只是過於盡忠職守，我卻對她態度惡劣。我不可能再找到這個人對她說對不起，很可能她根本不會留下任何印象，但我卻無法忘懷，因為我不會故意對一個友善的人有任何不友善的心思或言行，純粹是一時耐心用盡而傷人。<text:span text:style-name="T3"><text:line-break/><text:line-break/></text:span>除了對不起家人，我自認這一生從來不曾對不起任何一個朋友，但有個人例外，那就是范光棣。<text:span text:style-name="T3">16</text:span>年來，每一回想就非常自責，痛不欲生；我能理解古人為何往往自殺以明志的心思。<text:span text:style-name="T3"><text:line-break/><text:line-break/></text:span>十幾年前，有一本有關維根斯坦與馬克思的英文著作在英國出版，裏頭收錄一篇范光棣<text:span text:style-name="T3">1999</text:span>年在劍橋三一學院的演講稿。我手裏有一份范光棣於演講前一天晚上送我的手抄本。書中這演講稿其實最前面有一兩頁被刪掉，裏頭提到我。<text:span text:style-name="T3"><text:line-break/><text:line-break/></text:span>自稱從哲學界消失三十年、已經絕跡的<text:span text:style-name="T3"><text:s/>"</text:span>恐龍<text:span text:style-name="T3">" </text:span>范光棣之所以重出江湖，接受劍橋的邀請前來演講，其實跟我有關。可以這麼說，很少有人這麼信任我，甚至為我做出一些事，而我卻反而潑了對方一桶冷水，但我不是故意要這麼做，裏頭有一些曲折及誤解所致。<text:span text:style-name="T3"><text:line-break/><text:line-break/></text:span>這事的整個原委只有學姊和大陸一家著名思想性刊物的編輯知道。十年前，那家刊物表示想把我訴說這事原委的一封給該刊物的私人信件完整刊出，但我拒絕了，因為我知道這事對范光棣來講應該老早就遺忘，根本不是一回事，雜誌社若大張旗鼓批露這件<text:span text:style-name="T3"><text:s/>"</text:span>悲劇<text:span text:style-name="T3">"</text:span>，感覺很不對勁，恐怕只是讓我自取其辱。<text:span text:style-name="T3"><text:line-break/><text:line-break/></text:span>范光棣何許人也，而我何許人也；范名滿天下<text:span text:style-name="T3">(</text:span>台灣人卻根本不識其人<text:span text:style-name="T3">)</text:span>，但天下人誰知道我呢？<text:span text:style-name="T3">(</text:span>台灣人很多倒是都知道我，卻完全充滿誤解<text:span text:style-name="T3">) </text:span>假若當有那麼一天，在我們都死掉之後，假若人們還記得我，並且能以一種適當的眼光看待我，或許這故事才值得講述與流傳，否則實在毫無意義。那純粹只是我個人的一種內咎，恐怕也是我這一生對於家人以外的人的一個最大的自責。<text:span text:style-name="T3"><text:line-break/><text:line-break/></text:span>講<text:span text:style-name="T3"><text:s/>MTV </text:span>服務生和范光棣這兩件事，只是想說：有些事對我極端重要，我不會故意對一個友善並且信任我的人有任何不友善的心思或言行。<text:span text:style-name="T3"><text:line-break/><text:line-break/></text:span>長久以來，除了同事、同學及相識的人之外，對我友善的聲音幾乎不存在。不管怎麼改朝換代，在這島上，我永遠都是滿身污名，青面獠牙。特別是過去二十年來一片綠油油的邪惡勢力操作下，污名更甚。<text:span text:style-name="T3"><text:line-break/><text:line-break/></text:span>這年頭，人渣們一個個成了英雄<text:span text:style-name="T3">(</text:span>有的被拆穿，但恕我不敢舉例，因為這些人太壞太邪門了，完全不能惹，甚至你都不能跟他們有任何不同的意見，否則他們就會用盡手段把你污名化，製造各種折磨；但絕大多數人渣仍然坐擁光環，滿口進步理念<text:span text:style-name="T3">)</text:span>，而我卻飽受污名。所有正面的聲音全都是私下進行，偷偷摸摸似地說<text:span text:style-name="T3"><text:s/>"</text:span>我好尊敬你哦<text:span text:style-name="T3">"</text:span>，彷彿很見不得人似的，負面的造謠抹黑或冒名惡搞等等等，卻完全肆無忌憚地四處公然使壞。<text:span text:style-name="T3"><text:line-break/><text:line-break/></text:span>但我不是要講這個，我只是想講一種流浪狗的心情。流浪狗通常很怕人，但牠也因此特別能感受冷暖，誰對牠好，誰對牠不好，特別敏感，從一個眼神就能感受到。<text:span text:style-name="T3"><text:line-break/><text:line-break/></text:span>當友善與信任如此罕見時，我對此是很感激的，就如同我一直記得三十幾年前念大學時的有一天，我依舊仍跑去賣血，那位幫我抽血的護士拒絕再抽，她說我營養不良，骨瘦如柴，應該接受輸血而不是賣血，說完塞給我一堆餅乾和牛奶叫我吃。我一直記得這位護士。也許她根本已不記得這件事，但我一生難忘，因為友善的眼神如此難得。<text:span text:style-name="T3"><text:line-break/><text:line-break/></text:span>林義雄當年被打成牛鬼蛇神，他在家書中說到，大家把我看成青面獠牙的惡棍，但認識我林義雄的人都知道我不是。林義雄還寫給亡母一封家書，對他媽媽說，謝謝妳如此信任我，我會一直像妳心目中所認定的那樣，當一個好人。<text:span text:style-name="T3"><text:line-break/><text:line-break/></text:span>林義雄早已從牛鬼蛇神變成神仙，但當他仍是一隻人見人厭、人人唾棄的<text:span text:style-name="T3"><text:s/>"</text:span>流浪狗<text:span text:style-name="T3">" </text:span>時，那種感激他人信任的心情我是完全能體會的，哪怕這樣一種信任和友善也許只是他人微不足道的一兩句話。<text:span text:style-name="T3"><text:line-break/><text:line-break/></text:span>我當然不是說我需要這樣一些<text:span text:style-name="T3"><text:s/>"</text:span>字眼<text:span text:style-name="T3">" </text:span>或<text:span text:style-name="T3"><text:s/>"</text:span>行為<text:span text:style-name="T3">"</text:span>，我並不是要<text:span text:style-name="T3"><text:s/>"</text:span>叫<text:span text:style-name="T3">" </text:span>大家做出什麼言行。我這篇留言只是想說：謝謝任何人的信任，我會一直像我爸我媽以及朋友們心目中所認定的那樣，當一個好人。我不會故意去傷害這樣一種友善。<text:span text:style-name="T3"><text:line-break/><text:line-break/></text:span>世界寬廣，並不光是一個島，更不光是一種政治或選舉；世上所有重要的一切全都脫離不了<text:span text:style-name="T3"><text:s/>"</text:span>生命<text:span text:style-name="T3">"</text:span>。我有詩人般的領悟，卻無能說出這項領悟為何。如果你能直接看見一個人的腦海，那你就能明白我對於世界種種究竟在想些什麼。<text:span text:style-name="T3"><text:line-break/><text:line-break/></text:span>我去過印度，看過祖國，見過世上許多國家，我略知戰爭一二；我賣過血，登過賣腎廣告，好幾個月的時間睡在火車站，長年挨餓，幹過許多薪資微薄的勞力工作只求一口飯吃，我了解什麼是讓生命幾乎難以持續的極度貧窮，我明白什麼是徹底絕望。我既然在這裏頭誕生，也將在此死去，我永遠都不會離開這一切。<text:span text:style-name="T3"><text:line-break/><text:line-break/></text:span>林義雄有句名言說：<text:span text:style-name="T3">"</text:span>看我一世，不要看我一時。<text:span text:style-name="T3">" </text:span>我既無一時可看，更無一世可言。生前寂寞滄桑者，總想著死後的愛與憐憫，但我慢慢連身後事也不想了，事物理當如何就讓它如何。<text:span text:style-name="T3"><text:line-break/><text:line-break/></text:span>聽起來，好像我做了什麼公益或公義之事或將成就什麼輝煌作品而理當流芳百世的，其實沒有；就算有那麼一點，事實上也根本不值得一提，基本上都只是為生活打拼，如此而已。幾十年來，個人生活疲憊不堪，極度忙碌。這一波，更是足足累了八個多月，睡眠極度壓縮，無日無之，非常辛苦。<text:span text:style-name="T3"><text:line-break/><text:line-break/></text:span>但一個無能者儘管生活困頓而忙碌，仍然還是會想為他所屬、為他心之所繫的那個世界做點什麼。我多少能理解馬龍白蘭度中晚年之後的<text:span text:style-name="T3"><text:s/>"</text:span>自甘墮落<text:span text:style-name="T3">" </text:span>與近乎自暴自棄的生活選擇，我知道有些東西困住他。<text:span text:style-name="T3"><text:line-break/><text:line-break/></text:span>馬龍白蘭度曾去過幾次印度，有一回，和著名印度導演<text:span text:style-name="T3">Satyajit Ray</text:span>走在街上，看見<text:span text:style-name="T3">Satyajit Ray </text:span>面對一大群饑餓的流浪街童迎面前來討食，竟然像<text:span text:style-name="T3"><text:s/>"</text:span>撥開麥浪一樣<text:span text:style-name="T3">"</text:span>，<text:span text:style-name="T3">"</text:span>很優雅地<text:span text:style-name="T3">" </text:span>把饑童全部<text:span text:style-name="T3"><text:s/>"</text:span>撥<text:span text:style-name="T3">" </text:span>到一旁，連看都不看一眼。馬龍白蘭度很傷心，<text:span text:style-name="T3">Satyajit Ray </text:span>不是一位富有人道主義精神的國際大導演嗎？怎麼對這樣一群孤苦無依的饑童如此視若無睹？<text:span text:style-name="T3">Satyajit Ray </text:span>對他說，這樣的小孩，多得像一片海，請問我能做什麼？<text:span text:style-name="T3"><text:line-break/><text:line-break/></text:span>馬龍白蘭度有沒有被說服我不知道，但我也許知道他心裏想著一些什麼事，至死不渝。</text:p>
      <text:p text:style-name="P1">emir chen   |  2015.06.05 16:59   |   <text:a xlink:type="simple" xlink:href="http://palinfo.habago.org/Entry?Command=Information_PrintForum&amp;iPage=313#FORUM33878"><text:span text:style-name="T2">#</text:span></text:a></text:p>
      <text:p text:style-name="P3">這裡沒有陳真這個人哦。各位同學若有話要說，請儘管說自己心裡話，不用問他人。<text:span text:style-name="T3"><text:line-break/><text:line-break/></text:span>這島，乃至這整個世界，不會有陽光了。就算有那麼一天，我們肯定都看不到。世事或仍有勝負，但乾坤顛倒，善惡易位，一切是非價值早已淪落，邪惡者囊括了一切，包括語言。<text:span text:style-name="T3"><text:line-break/><text:line-break/></text:span>我並非光指島內政治，更無關選舉。若要論選舉，簡單說：蔡是投機政客，行事卑劣，用心可鄙；柱則是正直好人，善良單純，連我長年遠離選舉之人都想自告奮勇，傾我所有，以我所長，助其一臂之力（只是想，不會真的做，我應該不會再為台灣做任何傻事）。<text:span text:style-name="T3"><text:line-break/><text:line-break/></text:span>勝負不重要，良善與否才是重點。藍朱綠蔡在我看來都是同一種生物，猥瑣虛矯城府深。柱卻是性情中人，正直磊落，不謀私利，對人事物懷抱感情。<text:span text:style-name="T3"><text:line-break/><text:line-break/></text:span>勝負不值得考慮。美好的意義和價值，比什麼都重要。<text:span text:style-name="T3"><text:line-break/><text:line-break/>p.s.:<text:line-break/><text:line-break/>1</text:span>。本以為阿扁之壞乃政客之極致，沒想到後繼有人，柯氏一族，更是青出於藍。小丑陸樑，沐猴而冠，真不知今夕何夕。一個島，一個社會，怎麼栽就將怎麼收穫。<text:span text:style-name="T3"><text:line-break/><text:line-break/>2</text:span>。美國來了，噩運恐怕也不會太遠。以親近恐怖血腥惡魔為榮，卻萬般仇視自家良善的弟兄；這個島之瘋狂、腐爛與愚蠢，實難想像。<text:span text:style-name="T3"><text:line-break/><text:line-break/>3</text:span>。無知與冷漠是邪惡的溫床。<text:span text:style-name="T3"><text:line-break/><text:line-break/></text:span>我能想像若干年後，當我們都埋進土裡，如果這網站還在，後世的人們會見證這一切不可思議的悲劇。人們會說，<text:span text:style-name="T3">“</text:span>我們要從歷史悲劇中獲得教訓<text:span text:style-name="T3">“</text:span>，但實際上什麼教訓也得不到。誰掌了權，誰就能隨心所欲創造<text:span text:style-name="T3"><text:s/>“</text:span>真理<text:span text:style-name="T3">”</text:span>，壟斷是非善惡。<text:span text:style-name="T3"><text:line-break/><text:line-break/></text:span>假設有人能發明一種藥，足以提高眾人的智商與美感，也許真理與和平才會顯現在這世上也說不定。要不然，來了一個人渣惡棍醜八怪，大家卻說：<text:span text:style-name="T3">“</text:span>哇！好美好帥好偉大<text:span text:style-name="T3">“</text:span>，你又能如何？他並不是視力有問題，而是看不見那顯而易見的，因為他只能從眾，人們說看見什麼，他也就跟著一起歡呼吶喊<text:span text:style-name="T3">-</text:span>明明眼前只是一團臭不可聞的大便。要不是智能有問題，就是連帶美感也有問題。</text:p>
      <text:p text:style-name="P1">Kevin Yu   |  2015.06.05 09:29   |   <text:a xlink:type="simple" xlink:href="http://palinfo.habago.org/Entry?Command=Information_PrintForum&amp;iPage=313#FORUM33877"><text:span text:style-name="T2">#</text:span></text:a></text:p>
      <text:p text:style-name="P2">不知陳真醫師您如何看洪秀柱出馬<text:span text:style-name="T3">?</text:span>看到洪秀柱出馬<text:span text:style-name="T3">,</text:span>且氣勢日昇<text:span text:style-name="T3">,</text:span>我的感想是<text:span text:style-name="T3">:</text:span>老天還沒拋棄台灣<text:span text:style-name="T3">!</text:span></text:p>
      <text:p text:style-name="P1"><text:span text:style-name="T1">王興國</text:span><text:s/>  |  2015.06.01 14:37   |   <text:a xlink:type="simple" xlink:href="http://palinfo.habago.org/Entry?Command=Information_PrintForum&amp;iPage=313#FORUM33876"><text:span text:style-name="T2">#</text:span></text:a></text:p>
      <text:p text:style-name="P3">人類文明的存在，靠的是信任。<text:span text:style-name="T3"><text:line-break/></text:span>要想進步，靠的還是信任。<text:span text:style-name="T3"><text:line-break/></text:span>但是現在背棄黨綱的民進黨，卻以不信任為最大的武器，來騙取選單，卻沒有注意社會、國家將會因此而付出多大的代價！！！<text:span text:style-name="T3"><text:line-break/></text:span>看看自鄭捷開始，到上週的割喉。<text:span text:style-name="T3"><text:line-break/></text:span>如果真的要廢死，也應該要準備能處理無法融入社會，且有傷害性的反社會人格安置方式，但事實卻只是以此作為打擊國民黨的工具而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